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5A03C8C44CAC99351E6.jpg" manifest:media-type="image/jpeg"/>
  <manifest:file-entry manifest:full-path="Pictures/100000000000028000000280B80BA380A06FC1D8.jpg" manifest:media-type="image/jpeg"/>
  <manifest:file-entry manifest:full-path="Pictures/1000000000000384000003844B3D67835A5A6CE5.jpg" manifest:media-type="image/jpeg"/>
  <manifest:file-entry manifest:full-path="Pictures/1000000000000708000003B1DDC090012F6BBD85.jpg" manifest:media-type="image/jpeg"/>
  <manifest:file-entry manifest:full-path="Pictures/10000000000001DA0000013CAD529D9663CE51F5.jpg" manifest:media-type="image/jpeg"/>
  <manifest:file-entry manifest:full-path="Pictures/10000000000001DA00000132E08418C16050297F.jpg" manifest:media-type="image/jpeg"/>
  <manifest:file-entry manifest:full-path="Pictures/1000000000000960000005466DA9F55AE18842AC.jpg" manifest:media-type="image/jpeg"/>
  <manifest:file-entry manifest:full-path="Pictures/100000000000075C000005145A17E595D8458BA0.jpg" manifest:media-type="image/jpeg"/>
  <manifest:file-entry manifest:full-path="Pictures/100000000000040600000243EA2B1D6C6D7578E2.jpg" manifest:media-type="image/jpeg"/>
  <manifest:file-entry manifest:full-path="Pictures/1000000000000132000000B491C3F282EBC3C08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0000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5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59cm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width="0.152cm" svg:stroke-color="#ffffff" draw:marker-start="" draw:marker-start-width="0.427cm" draw:marker-end="Arrowheads_20_1" draw:marker-end-width="0.4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52cm" svg:stroke-color="#ffffff" draw:marker-start-width="0.427cm" draw:marker-end-width="0.4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stroke-dash="Dot" svg:stroke-width="0.152cm" svg:stroke-color="#ffffff" draw:marker-start-width="0.427cm" draw:marker-end-width="0.427cm" svg:stroke-linecap="but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Cantarell Extra Bold" fo:font-size="24pt" style:font-size-asian="24pt" style:font-size-complex="24pt"/>
    </style:style>
    <style:style style:name="P3" style:family="paragraph">
      <style:paragraph-properties fo:margin-top="0.42cm" fo:margin-bottom="0.35cm" fo:line-height="115%"/>
      <style:text-properties fo:font-size="18pt"/>
    </style:style>
    <style:style style:name="P4" style:family="paragraph">
      <loext:graphic-properties draw:fill="none" draw:fill-color="#ffffff"/>
      <style:paragraph-properties fo:margin-top="0.42cm" fo:margin-bottom="0.35cm" fo:line-height="115%" style:writing-mode="lr-tb"/>
      <style:text-properties style:font-name="Cantarell Extra Bold"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Cantarell Extra Bold" fo:font-size="36pt" style:font-size-asian="36pt" style:font-size-complex="36pt"/>
    </style:style>
    <style:style style:name="T2" style:family="text">
      <style:text-properties style:font-name="Cantarell Extra Bol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7.991cm" svg:height="1.775cm" svg:x="0cm" svg:y="0.634cm">
          <draw:text-box>
            <text:p text:style-name="P1"><text:span text:style-name="T1">Our Mood Board:</text:span></text:p>
          </draw:text-box>
        </draw:frame>
        <draw:frame draw:style-name="gr2" draw:text-style-name="P4" draw:layer="layout" svg:width="19.679cm" svg:height="1.709cm" svg:x="3.808cm" svg:y="2.539cm">
          <draw:text-box>
            <text:list text:style-name="L1">
              <text:list-item>
                <text:p text:style-name="P3"><text:span text:style-name="T2">The futuristic home design generally sees minimalist design and decor. The shapes are usually strikingly geometric or starkly not geometric. They often feature large areas of uninterrupted color accented by a deliberate contrasting color in another part of the room. The base colors are often black, white, or gray.</text:span></text:p>
              </text:list-item>
            </text:list>
          </draw:text-box>
        </draw:frame>
        <draw:frame draw:style-name="gr3" draw:text-style-name="P5" draw:layer="layout" svg:width="6.062cm" svg:height="3.728cm" svg:x="6.171cm" svg:y="11.045cm">
          <draw:image xlink:href="Pictures/1000000000000132000000B491C3F282EBC3C086.jpg" xlink:type="simple" xlink:show="embed" xlink:actuate="onLoad" draw:mime-type="image/jpeg">
            <text:p/>
          </draw:image>
        </draw:frame>
        <draw:frame draw:style-name="gr4" draw:text-style-name="P5" draw:layer="layout" svg:width="5.349cm" svg:height="3.143cm" svg:x="0.634cm" svg:y="11.63cm">
          <draw:image xlink:href="Pictures/100000000000040600000243EA2B1D6C6D7578E2.jpg" xlink:type="simple" xlink:show="embed" xlink:actuate="onLoad" draw:mime-type="image/jpeg">
            <text:p/>
          </draw:image>
        </draw:frame>
        <draw:frame draw:style-name="gr4" draw:text-style-name="P5" draw:layer="layout" svg:width="5.349cm" svg:height="3.858cm" svg:x="0.634cm" svg:y="7.625cm">
          <draw:image xlink:href="Pictures/100000000000075C000005145A17E595D8458BA0.jpg" xlink:type="simple" xlink:show="embed" xlink:actuate="onLoad" draw:mime-type="image/jpeg">
            <text:p/>
          </draw:image>
        </draw:frame>
        <draw:frame draw:style-name="gr5" draw:text-style-name="P5" draw:layer="layout" svg:width="5.536cm" svg:height="3.255cm" svg:x="6.157cm" svg:y="7.625cm">
          <draw:image xlink:href="Pictures/1000000000000960000005466DA9F55AE18842AC.jpg" xlink:type="simple" xlink:show="embed" xlink:actuate="onLoad" draw:mime-type="image/jpeg">
            <text:p/>
          </draw:image>
        </draw:frame>
        <draw:frame draw:style-name="gr4" draw:text-style-name="P5" draw:layer="layout" svg:width="5.943cm" svg:height="3.261cm" svg:x="11.866cm" svg:y="7.619cm">
          <draw:image xlink:href="Pictures/1000000000000708000003B1DDC090012F6BBD85.jpg" xlink:type="simple" xlink:show="embed" xlink:actuate="onLoad" draw:mime-type="image/jpeg">
            <text:p/>
          </draw:image>
        </draw:frame>
        <draw:frame draw:style-name="gr4" draw:text-style-name="P5" draw:layer="layout" svg:width="5.496cm" svg:height="3.709cm" svg:x="12.334cm" svg:y="11.064cm">
          <draw:image xlink:href="Pictures/10000000000001DA00000132E08418C16050297F.jpg" xlink:type="simple" xlink:show="embed" xlink:actuate="onLoad" draw:mime-type="image/jpeg">
            <text:p/>
          </draw:image>
        </draw:frame>
        <draw:frame draw:style-name="gr4" draw:text-style-name="P5" draw:layer="layout" svg:width="3.209cm" svg:height="3.355cm" svg:x="17.991cm" svg:y="11.418cm">
          <draw:image xlink:href="Pictures/1000000000000384000003844B3D67835A5A6CE5.jpg" xlink:type="simple" xlink:show="embed" xlink:actuate="onLoad" draw:mime-type="image/jpeg">
            <text:p/>
          </draw:image>
        </draw:frame>
        <draw:frame draw:style-name="gr4" draw:text-style-name="P6" draw:layer="layout" svg:width="5.255cm" svg:height="3.662cm" svg:x="17.963cm" svg:y="7.629cm">
          <draw:image xlink:href="Pictures/10000000000001DA0000013CAD529D9663CE51F5.jpg" xlink:type="simple" xlink:show="embed" xlink:actuate="onLoad" draw:mime-type="image/jpeg">
            <text:p/>
          </draw:image>
        </draw:frame>
        <draw:frame draw:style-name="gr5" draw:text-style-name="P5" draw:layer="layout" svg:width="3.209cm" svg:height="3.355cm" svg:x="21.36cm" svg:y="11.418cm">
          <draw:image xlink:href="Pictures/100000000000028000000280B80BA380A06FC1D8.jpg" xlink:type="simple" xlink:show="embed" xlink:actuate="onLoad" draw:mime-type="image/jpeg">
            <text:p/>
          </draw:image>
        </draw:frame>
        <draw:frame draw:style-name="gr4" draw:text-style-name="P5" draw:layer="layout" svg:width="2.627cm" svg:height="3.662cm" svg:x="23.399cm" svg:y="7.629cm">
          <draw:image xlink:href="Pictures/1000000000000438000005A03C8C44CAC99351E6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1c1c1c" draw:end-color="#443205" draw:start-intensity="100%" draw:end-intensity="100%" draw:angle="0deg" draw:border="39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2:04:44.179362601</meta:creation-date>
    <dc:date>2024-06-13T08:16:14.684518034</dc:date>
    <meta:editing-duration>PT46M46S</meta:editing-duration>
    <meta:editing-cycles>7</meta:editing-cycles>
    <meta:generator>LibreOffice/7.4.7.2$Linux_X86_64 LibreOffice_project/40$Build-2</meta:generator>
    <meta:document-statistic meta:object-count="35"/>
  </office:meta>
</office:document-meta>
</file>